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1.25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2.36mm" svg:height="63.2mm" svg:x="117.26mm" svg:y="80.76mm">
            <draw:object draw:notify-on-update-of-ranges="Feuille1.B8:Feuille1.P8 Feuille1.B8:Feuille1.P8 Feuille1.A9:Feuille1.A9 Feuille1.B9:Feuille1.P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7.57mm" svg:height="58.44mm" svg:x="0mm" svg:y="79.42mm">
            <draw:object draw:notify-on-update-of-ranges="Feuille1.B15:Feuille1.P15 Feuille1.B15:Feuille1.P15 Feuille1.A16:Feuille1.A16 Feuille1.B16:Feuille1.P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4.18mm" svg:height="58.59mm" svg:x="230.06mm" svg:y="79.53mm">
            <draw:object draw:notify-on-update-of-ranges="Feuille1.B35:Feuille1.P35 Feuille1.B35:Feuille1.P35 Feuille1.A36:Feuille1.A36 Feuille1.B36:Feuille1.P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1" table:number-columns-repeated="4" table:default-cell-style-name="Default"/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5" table:number-rows-spanned="2">
            <text:p>tri par tas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covered-table-cell table:number-columns-repeated="5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Aleatoire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3" office:value-type="float" office:value="6400000" calcext:value-type="float">
            <text:p>6400000</text:p>
          </table:table-cell>
          <table:table-cell table:style-name="ce3" office:value-type="float" office:value="12800000" calcext:value-type="float">
            <text:p>12800000</text:p>
          </table:table-cell>
          <table:table-cell table:style-name="ce3" office:value-type="float" office:value="25600000" calcext:value-type="float">
            <text:p>25600000</text:p>
          </table:table-cell>
          <table:table-cell table:style-name="ce3" office:value-type="float" office:value="51200000" calcext:value-type="float">
            <text:p>51200000</text:p>
          </table:table-cell>
          <table:table-cell table:style-name="ce5" office:value-type="float" office:value="102400000" calcext:value-type="float">
            <text:p>102400000</text:p>
          </table:table-cell>
        </table:table-row>
        <table:table-row table:style-name="ro1">
          <table:table-cell table:style-name="ce3" office:value-type="string" calcext:value-type="string">
            <text:p>Exec-ale</text:p>
          </table:table-cell>
          <table:table-cell table:style-name="ce3" office:value-type="float" office:value="0.001645" calcext:value-type="float">
            <text:p>0,001645</text:p>
          </table:table-cell>
          <table:table-cell table:style-name="ce3" office:value-type="float" office:value="0.004798" calcext:value-type="float">
            <text:p>0,004798</text:p>
          </table:table-cell>
          <table:table-cell table:style-name="ce3" office:value-type="float" office:value="0.006552" calcext:value-type="float">
            <text:p>0,006552</text:p>
          </table:table-cell>
          <table:table-cell table:style-name="ce3" office:value-type="float" office:value="0.017126" calcext:value-type="float">
            <text:p>0,017126</text:p>
          </table:table-cell>
          <table:table-cell table:style-name="ce3" office:value-type="float" office:value="0.031021" calcext:value-type="float">
            <text:p>0,031021</text:p>
          </table:table-cell>
          <table:table-cell table:style-name="ce3" office:value-type="float" office:value="0.058405" calcext:value-type="float">
            <text:p>0,058405</text:p>
          </table:table-cell>
          <table:table-cell table:style-name="ce3" office:value-type="float" office:value="0.116581" calcext:value-type="float">
            <text:p>0,116581</text:p>
          </table:table-cell>
          <table:table-cell table:style-name="ce3" office:value-type="float" office:value="0.249736" calcext:value-type="float">
            <text:p>0,249736</text:p>
          </table:table-cell>
          <table:table-cell table:style-name="ce3" office:value-type="float" office:value="0.519315" calcext:value-type="float">
            <text:p>0,519315</text:p>
          </table:table-cell>
          <table:table-cell table:style-name="ce3" office:value-type="float" office:value="1.081006" calcext:value-type="float">
            <text:p>1,081006</text:p>
          </table:table-cell>
          <table:table-cell table:style-name="ce3" office:value-type="float" office:value="2.235328" calcext:value-type="float">
            <text:p>2,235328</text:p>
          </table:table-cell>
          <table:table-cell table:style-name="ce5" office:value-type="float" office:value="4.69158" calcext:value-type="float">
            <text:p>4,69158</text:p>
          </table:table-cell>
          <table:table-cell table:style-name="ce5" office:value-type="float" office:value="9.648668" calcext:value-type="float">
            <text:p>9,648668</text:p>
          </table:table-cell>
          <table:table-cell table:style-name="ce5" office:value-type="float" office:value="19.725034" calcext:value-type="float">
            <text:p>19,725034</text:p>
          </table:table-cell>
          <table:table-cell table:style-name="ce5" office:value-type="float" office:value="41.696275" calcext:value-type="float">
            <text:p>41,696275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ordonné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3" office:value-type="float" office:value="6400000" calcext:value-type="float">
            <text:p>6400000</text:p>
          </table:table-cell>
          <table:table-cell table:style-name="ce5" office:value-type="float" office:value="12800000" calcext:value-type="float">
            <text:p>12800000</text:p>
          </table:table-cell>
          <table:table-cell table:style-name="ce5" office:value-type="float" office:value="25600000" calcext:value-type="float">
            <text:p>25600000</text:p>
          </table:table-cell>
          <table:table-cell table:style-name="ce5" office:value-type="float" office:value="51200000" calcext:value-type="float">
            <text:p>51200000</text:p>
          </table:table-cell>
          <table:table-cell table:style-name="ce5" office:value-type="float" office:value="102400000" calcext:value-type="float">
            <text:p>102400000</text:p>
          </table:table-cell>
        </table:table-row>
        <table:table-row table:style-name="ro1">
          <table:table-cell table:style-name="ce3" office:value-type="string" calcext:value-type="string">
            <text:p>Exec-ord</text:p>
          </table:table-cell>
          <table:table-cell table:style-name="ce3" office:value-type="float" office:value="0.001253" calcext:value-type="float">
            <text:p>0,001253</text:p>
          </table:table-cell>
          <table:table-cell table:style-name="ce3" office:value-type="float" office:value="0.005506" calcext:value-type="float">
            <text:p>0,005506</text:p>
          </table:table-cell>
          <table:table-cell table:style-name="ce3" office:value-type="string" calcext:value-type="string">
            <text:p>0.008433</text:p>
          </table:table-cell>
          <table:table-cell table:style-name="ce3" office:value-type="float" office:value="0.013373" calcext:value-type="float">
            <text:p>0,013373</text:p>
          </table:table-cell>
          <table:table-cell table:style-name="ce3" office:value-type="float" office:value="0.021995" calcext:value-type="float">
            <text:p>0,021995</text:p>
          </table:table-cell>
          <table:table-cell table:style-name="ce3" office:value-type="float" office:value="0.042018" calcext:value-type="float">
            <text:p>0,042018</text:p>
          </table:table-cell>
          <table:table-cell table:style-name="ce3" office:value-type="float" office:value="0.074912" calcext:value-type="float">
            <text:p>0,074912</text:p>
          </table:table-cell>
          <table:table-cell table:style-name="ce3" office:value-type="float" office:value="0.151032" calcext:value-type="float">
            <text:p>0,151032</text:p>
          </table:table-cell>
          <table:table-cell table:style-name="ce3" office:value-type="float" office:value="0.29703" calcext:value-type="float">
            <text:p>0,29703</text:p>
          </table:table-cell>
          <table:table-cell table:style-name="ce5" office:value-type="float" office:value="0.632323" calcext:value-type="float">
            <text:p>0,632323</text:p>
          </table:table-cell>
          <table:table-cell table:style-name="ce3" office:value-type="float" office:value="1.347804" calcext:value-type="float">
            <text:p>1,347804</text:p>
          </table:table-cell>
          <table:table-cell table:style-name="ce5" office:value-type="float" office:value="2.738013" calcext:value-type="float">
            <text:p>2,738013</text:p>
          </table:table-cell>
          <table:table-cell table:style-name="ce5" office:value-type="float" office:value="5.625428" calcext:value-type="float">
            <text:p>5,625428</text:p>
          </table:table-cell>
          <table:table-cell table:style-name="ce5" office:value-type="float" office:value="11.666047" calcext:value-type="float">
            <text:p>11,666047</text:p>
          </table:table-cell>
          <table:table-cell table:style-name="ce5" office:value-type="float" office:value="24.354174" calcext:value-type="float">
            <text:p>24,354174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 table:number-rows-repeated="4">
          <table:table-cell table:style-name="Default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ordonné inverse</text:p>
          </table:table-cell>
          <table:covered-table-cell table:number-columns-repeated="3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5" office:value-type="float" office:value="6400000" calcext:value-type="float">
            <text:p>6400000</text:p>
          </table:table-cell>
          <table:table-cell table:style-name="ce5" office:value-type="float" office:value="12800000" calcext:value-type="float">
            <text:p>12800000</text:p>
          </table:table-cell>
          <table:table-cell table:style-name="ce5" office:value-type="float" office:value="25600000" calcext:value-type="float">
            <text:p>25600000</text:p>
          </table:table-cell>
          <table:table-cell table:style-name="ce5" office:value-type="float" office:value="51200000" calcext:value-type="float">
            <text:p>51200000</text:p>
          </table:table-cell>
          <table:table-cell table:style-name="ce5" office:value-type="float" office:value="102400000" calcext:value-type="float">
            <text:p>102400000</text:p>
          </table:table-cell>
        </table:table-row>
        <table:table-row table:style-name="ro1">
          <table:table-cell table:style-name="ce3" office:value-type="string" calcext:value-type="string">
            <text:p>Exec-ordinv</text:p>
          </table:table-cell>
          <table:table-cell table:style-name="ce3" office:value-type="float" office:value="0.002643" calcext:value-type="float">
            <text:p>0,002643</text:p>
          </table:table-cell>
          <table:table-cell table:style-name="ce3" office:value-type="float" office:value="0.005164" calcext:value-type="float">
            <text:p>0,005164</text:p>
          </table:table-cell>
          <table:table-cell table:style-name="ce3" office:value-type="float" office:value="0.010752" calcext:value-type="float">
            <text:p>0,010752</text:p>
          </table:table-cell>
          <table:table-cell table:style-name="ce3" office:value-type="float" office:value="0.01778" calcext:value-type="float">
            <text:p>0,01778</text:p>
          </table:table-cell>
          <table:table-cell table:style-name="ce3" office:value-type="float" office:value="0.02337" calcext:value-type="float">
            <text:p>0,02337</text:p>
          </table:table-cell>
          <table:table-cell table:style-name="ce3" office:value-type="float" office:value="0.038898" calcext:value-type="float">
            <text:p>0,038898</text:p>
          </table:table-cell>
          <table:table-cell table:style-name="ce3" office:value-type="float" office:value="0.074376" calcext:value-type="float">
            <text:p>0,074376</text:p>
          </table:table-cell>
          <table:table-cell table:style-name="ce3" office:value-type="float" office:value="0.155632" calcext:value-type="float">
            <text:p>0,155632</text:p>
          </table:table-cell>
          <table:table-cell table:style-name="ce3" office:value-type="float" office:value="0.305092" calcext:value-type="float">
            <text:p>0,305092</text:p>
          </table:table-cell>
          <table:table-cell table:style-name="ce3" office:value-type="float" office:value="0.652047" calcext:value-type="float">
            <text:p>0,652047</text:p>
          </table:table-cell>
          <table:table-cell table:style-name="ce5" office:value-type="float" office:value="1.320907" calcext:value-type="float">
            <text:p>1,320907</text:p>
          </table:table-cell>
          <table:table-cell table:style-name="ce5" office:value-type="float" office:value="2.700641" calcext:value-type="float">
            <text:p>2,700641</text:p>
          </table:table-cell>
          <table:table-cell table:style-name="ce5" office:value-type="float" office:value="5.980006" calcext:value-type="float">
            <text:p>5,980006</text:p>
          </table:table-cell>
          <table:table-cell table:style-name="ce5" office:value-type="float" office:value="11.661542" calcext:value-type="float">
            <text:p>11,661542</text:p>
          </table:table-cell>
          <table:table-cell table:style-name="ce5" office:value-type="float" office:value="24.294164" calcext:value-type="float">
            <text:p>24,294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9:28:00.876981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47:09.102596432</meta:creation-date>
    <dc:date>2018-12-07T19:32:59.398337712</dc:date>
    <meta:editing-duration>PT1H51M21S</meta:editing-duration>
    <meta:editing-cycles>31</meta:editing-cycles>
    <meta:generator>LibreOffice/6.0.6.2$Linux_X86_64 LibreOffice_project/00m0$Build-2</meta:generator>
    <meta:document-statistic meta:table-count="1" meta:cell-count="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37cm" svg:height="6.321cm" xlink:href=".." xlink:type="simple" chart:class="chart:scatter" chart:row-mapping="0" chart:style-name="ch1">
        <chart:legend chart:legend-position="end" svg:x="8.544cm" svg:y="2.861cm" style:legend-expansion="high" chart:style-name="ch2"/>
        <chart:plot-area chart:style-name="ch3" table:cell-range-address="Feuille1.B8:Feuille1.P9 Feuille1.A9:Feuille1.A9" chart:data-source-has-labels="both" svg:x="0.224cm" svg:y="0.126cm" svg:width="8.096cm" svg:height="6.069cm">
          <chartooo:coordinate-region svg:x="0.845cm" svg:y="0.325cm" svg:width="6.64cm" svg:height="5.223cm"/>
          <chart:axis chart:dimension="x" chart:name="primary-x" chart:style-name="ch4" chartooo:axis-type="auto">
            <chart:categories table:cell-range-address="Feuille1.B8:Feuille1.P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9:Feuille1.P9" chart:label-cell-address="Feuille1.A9:Feuille1.A9" chart:class="chart:scatter">
            <chart:domain table:cell-range-address="Feuille1.B8:Feuille1.P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8:Feuille1.P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</table:table-header-rows>
          <table:table-rows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8:Feuille1.P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Exec-ale</text:p>
                <draw:g>
                  <svg:desc>Feuille1.A9:Feuille1.A9</svg:desc>
                </draw:g>
              </table:table-cell>
              <table:table-cell office:value-type="float" office:value="0.001645">
                <text:p>0.001645</text:p>
                <draw:g>
                  <svg:desc>Feuille1.B9:Feuille1.P9</svg:desc>
                </draw:g>
              </table:table-cell>
              <table:table-cell office:value-type="float" office:value="0.004798">
                <text:p>0.004798</text:p>
              </table:table-cell>
              <table:table-cell office:value-type="float" office:value="0.006552">
                <text:p>0.006552</text:p>
              </table:table-cell>
              <table:table-cell office:value-type="float" office:value="0.017126">
                <text:p>0.017126</text:p>
              </table:table-cell>
              <table:table-cell office:value-type="float" office:value="0.031021">
                <text:p>0.031021</text:p>
              </table:table-cell>
              <table:table-cell office:value-type="float" office:value="0.058405">
                <text:p>0.058405</text:p>
              </table:table-cell>
              <table:table-cell office:value-type="float" office:value="0.116581">
                <text:p>0.116581</text:p>
              </table:table-cell>
              <table:table-cell office:value-type="float" office:value="0.249736">
                <text:p>0.249736</text:p>
              </table:table-cell>
              <table:table-cell office:value-type="float" office:value="0.519315">
                <text:p>0.519315</text:p>
              </table:table-cell>
              <table:table-cell office:value-type="float" office:value="1.081006">
                <text:p>1.081006</text:p>
              </table:table-cell>
              <table:table-cell office:value-type="float" office:value="2.235328">
                <text:p>2.235328</text:p>
              </table:table-cell>
              <table:table-cell office:value-type="float" office:value="4.69158">
                <text:p>4.69158</text:p>
              </table:table-cell>
              <table:table-cell office:value-type="float" office:value="9.648668">
                <text:p>9.648668</text:p>
              </table:table-cell>
              <table:table-cell office:value-type="float" office:value="19.725034">
                <text:p>19.725034</text:p>
              </table:table-cell>
              <table:table-cell office:value-type="float" office:value="41.696275">
                <text:p>41.696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58cm" svg:height="5.845cm" xlink:href=".." xlink:type="simple" chart:class="chart:scatter" chart:row-mapping="0" chart:style-name="ch1">
        <chart:legend chart:legend-position="end" svg:x="9.038cm" svg:y="2.623cm" style:legend-expansion="high" chart:style-name="ch2"/>
        <chart:plot-area chart:style-name="ch3" table:cell-range-address="Feuille1.B15:Feuille1.P16 Feuille1.A16:Feuille1.A16" chart:data-source-has-labels="both" svg:x="0.235cm" svg:y="0.116cm" svg:width="8.568cm" svg:height="5.613cm">
          <chartooo:coordinate-region svg:x="0.856cm" svg:y="0.315cm" svg:width="7.112cm" svg:height="4.767cm"/>
          <chart:axis chart:dimension="x" chart:name="primary-x" chart:style-name="ch4" chartooo:axis-type="auto">
            <chart:categories table:cell-range-address="Feuille1.B15:Feuille1.P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6:Feuille1.P16" chart:label-cell-address="Feuille1.A16:Feuille1.A16" chart:class="chart:scatter">
            <chart:domain table:cell-range-address="Feuille1.B15:Feuille1.P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15:Feuille1.P1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15:Feuille1.P1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Exec-ord</text:p>
                <draw:g>
                  <svg:desc>Feuille1.A16:Feuille1.A16</svg:desc>
                </draw:g>
              </table:table-cell>
              <table:table-cell office:value-type="float" office:value="0.001253">
                <text:p>0.001253</text:p>
                <draw:g>
                  <svg:desc>Feuille1.B16:Feuille1.P16</svg:desc>
                </draw:g>
              </table:table-cell>
              <table:table-cell office:value-type="float" office:value="0.005506">
                <text:p>0.005506</text:p>
              </table:table-cell>
              <table:table-cell office:value-type="float" office:value="NaN">
                <text:p>NaN</text:p>
              </table:table-cell>
              <table:table-cell office:value-type="float" office:value="0.013373">
                <text:p>0.013373</text:p>
              </table:table-cell>
              <table:table-cell office:value-type="float" office:value="0.021995">
                <text:p>0.021995</text:p>
              </table:table-cell>
              <table:table-cell office:value-type="float" office:value="0.042018">
                <text:p>0.042018</text:p>
              </table:table-cell>
              <table:table-cell office:value-type="float" office:value="0.074912">
                <text:p>0.074912</text:p>
              </table:table-cell>
              <table:table-cell office:value-type="float" office:value="0.151032">
                <text:p>0.151032</text:p>
              </table:table-cell>
              <table:table-cell office:value-type="float" office:value="0.29703">
                <text:p>0.29703</text:p>
              </table:table-cell>
              <table:table-cell office:value-type="float" office:value="0.632323">
                <text:p>0.632323</text:p>
              </table:table-cell>
              <table:table-cell office:value-type="float" office:value="1.347804">
                <text:p>1.347804</text:p>
              </table:table-cell>
              <table:table-cell office:value-type="float" office:value="2.738013">
                <text:p>2.738013</text:p>
              </table:table-cell>
              <table:table-cell office:value-type="float" office:value="5.625428">
                <text:p>5.625428</text:p>
              </table:table-cell>
              <table:table-cell office:value-type="float" office:value="11.666047">
                <text:p>11.666047</text:p>
              </table:table-cell>
              <table:table-cell office:value-type="float" office:value="24.354174">
                <text:p>24.354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19cm" svg:height="5.86cm" xlink:href=".." xlink:type="simple" chart:class="chart:scatter" chart:row-mapping="0" chart:style-name="ch1">
        <chart:legend chart:legend-position="end" svg:x="7.249cm" svg:y="2.631cm" style:legend-expansion="high" chart:style-name="ch2"/>
        <chart:plot-area chart:style-name="ch3" table:cell-range-address="Feuille1.B35:Feuille1.P36 Feuille1.A36:Feuille1.A36" chart:data-source-has-labels="both" svg:x="0.208cm" svg:y="0.117cm" svg:width="6.833cm" svg:height="5.626cm">
          <chartooo:coordinate-region svg:x="0.829cm" svg:y="0.316cm" svg:width="5.377cm" svg:height="4.78cm"/>
          <chart:axis chart:dimension="x" chart:name="primary-x" chart:style-name="ch4" chartooo:axis-type="auto">
            <chart:categories table:cell-range-address="Feuille1.B35:Feuille1.P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6:Feuille1.P36" chart:label-cell-address="Feuille1.A36:Feuille1.A36" chart:class="chart:scatter">
            <chart:domain table:cell-range-address="Feuille1.B35:Feuille1.P3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35:Feuille1.P3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</table:table-header-rows>
          <table:table-rows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35:Feuille1.P3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12800000">
                <text:p>12800000</text:p>
              </table:table-cell>
              <table:table-cell office:value-type="float" office:value="25600000">
                <text:p>25600000</text:p>
              </table:table-cell>
              <table:table-cell office:value-type="float" office:value="51200000">
                <text:p>512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Exec-ordinv</text:p>
                <draw:g>
                  <svg:desc>Feuille1.A36:Feuille1.A36</svg:desc>
                </draw:g>
              </table:table-cell>
              <table:table-cell office:value-type="float" office:value="0.002643">
                <text:p>0.002643</text:p>
                <draw:g>
                  <svg:desc>Feuille1.B36:Feuille1.P36</svg:desc>
                </draw:g>
              </table:table-cell>
              <table:table-cell office:value-type="float" office:value="0.005164">
                <text:p>0.005164</text:p>
              </table:table-cell>
              <table:table-cell office:value-type="float" office:value="0.010752">
                <text:p>0.010752</text:p>
              </table:table-cell>
              <table:table-cell office:value-type="float" office:value="0.01778">
                <text:p>0.01778</text:p>
              </table:table-cell>
              <table:table-cell office:value-type="float" office:value="0.02337">
                <text:p>0.02337</text:p>
              </table:table-cell>
              <table:table-cell office:value-type="float" office:value="0.038898">
                <text:p>0.038898</text:p>
              </table:table-cell>
              <table:table-cell office:value-type="float" office:value="0.074376">
                <text:p>0.074376</text:p>
              </table:table-cell>
              <table:table-cell office:value-type="float" office:value="0.155632">
                <text:p>0.155632</text:p>
              </table:table-cell>
              <table:table-cell office:value-type="float" office:value="0.305092">
                <text:p>0.305092</text:p>
              </table:table-cell>
              <table:table-cell office:value-type="float" office:value="0.652047">
                <text:p>0.652047</text:p>
              </table:table-cell>
              <table:table-cell office:value-type="float" office:value="1.320907">
                <text:p>1.320907</text:p>
              </table:table-cell>
              <table:table-cell office:value-type="float" office:value="2.700641">
                <text:p>2.700641</text:p>
              </table:table-cell>
              <table:table-cell office:value-type="float" office:value="5.980006">
                <text:p>5.980006</text:p>
              </table:table-cell>
              <table:table-cell office:value-type="float" office:value="11.661542">
                <text:p>11.661542</text:p>
              </table:table-cell>
              <table:table-cell office:value-type="float" office:value="24.294164">
                <text:p>24.294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